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Tabla1" style:family="table">
      <style:table-properties style:width="16.51cm" table:align="left"/>
    </style:style>
    <style:style style:name="Tabla1.A" style:family="table-column">
      <style:table-column-properties style:column-width="0.771cm"/>
    </style:style>
    <style:style style:name="Tabla1.B" style:family="table-column">
      <style:table-column-properties style:column-width="9.61cm"/>
    </style:style>
    <style:style style:name="Tabla1.C" style:family="table-column">
      <style:table-column-properties style:column-width="2.173cm"/>
    </style:style>
    <style:style style:name="Tabla1.E" style:family="table-column">
      <style:table-column-properties style:column-width="1.783cm"/>
    </style:style>
    <style:style style:name="Tabla1.A1" style:family="table-cell">
      <style:table-cell-properties style:vertical-align="middle" fo:padding="0.097cm" fo:border-left="0.5pt solid #000000" fo:border-right="none" fo:border-top="0.5pt solid #000000" fo:border-bottom="0.5pt solid #000000"/>
    </style:style>
    <style:style style:name="Tabla1.E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E2" style:family="table-cell">
      <style:table-cell-properties style:vertical-align="middle" fo:padding="0.097cm" fo:border-left="0.5pt solid #000000" fo:border-right="0.5pt solid #000000" fo:border-top="none" fo:border-bottom="0.5pt solid #000000"/>
    </style:style>
    <style:style style:name="Tabla1.12" style:family="table-row">
      <style:table-row-properties fo:keep-together="auto"/>
    </style:style>
    <style:style style:name="P1" style:family="paragraph" style:parent-style-name="Standard">
      <style:paragraph-properties fo:line-height="115%" fo:text-align="center" style:justify-single-word="false"/>
      <style:text-properties style:font-name="Arial" fo:font-size="11pt" fo:language="es" fo:country="AR" fo:font-weight="bold" officeooo:rsid="000fd63e" officeooo:paragraph-rsid="000fd63e" style:font-size-asian="11pt" style:font-weight-asian="bold" style:font-size-complex="11pt" style:font-weight-complex="bold"/>
    </style:style>
    <style:style style:name="P2" style:family="paragraph" style:parent-style-name="Standard">
      <style:paragraph-properties fo:line-height="200%" fo:text-align="justify" style:justify-single-word="false"/>
      <style:text-properties style:font-name="Arial" fo:font-size="11pt" fo:language="es" fo:country="AR" fo:font-weight="bold" officeooo:rsid="00107ab1" officeooo:paragraph-rsid="00107ab1" style:font-size-asian="11pt" style:font-weight-asian="bold" style:font-size-complex="11pt" style:font-weight-complex="bold"/>
    </style:style>
    <style:style style:name="P3" style:family="paragraph" style:parent-style-name="Standard">
      <style:paragraph-properties fo:line-height="200%" fo:text-align="justify" style:justify-single-word="false"/>
      <style:text-properties style:font-name="Arial" fo:font-size="11pt" fo:language="es" fo:country="AR" fo:font-weight="bold" officeooo:rsid="00335543" officeooo:paragraph-rsid="00335543" style:font-size-asian="11pt" style:font-weight-asian="bold" style:font-size-complex="11pt" style:font-weight-complex="bold"/>
    </style:style>
    <style:style style:name="P4" style:family="paragraph" style:parent-style-name="Standard">
      <style:paragraph-properties fo:line-height="200%" fo:text-align="justify"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Arial" fo:font-size="11pt" fo:language="es" fo:country="AR" fo:font-weight="bold" officeooo:rsid="00354382" officeooo:paragraph-rsid="00354382" style:font-size-asian="11pt" style:font-weight-asian="bold" style:font-size-complex="11pt" style:font-weight-complex="bold"/>
    </style:style>
    <style:style style:name="P6" style:family="paragraph" style:parent-style-name="Standard">
      <style:paragraph-properties fo:line-height="200%" fo:text-align="justify" style:justify-single-word="false"/>
      <style:text-properties style:font-name="Arial" fo:font-size="11pt" fo:language="es" fo:country="AR" fo:font-weight="bold" officeooo:rsid="002173ea" officeooo:paragraph-rsid="002173ea"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Arial" fo:font-size="11pt" fo:language="es" fo:country="AR" fo:font-weight="bold" officeooo:rsid="00357dc7" officeooo:paragraph-rsid="00357dc7"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 fo:font-size="11pt" fo:language="es" fo:country="AR" fo:font-weight="bold" officeooo:rsid="003a0149" officeooo:paragraph-rsid="003a0149"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11" style:family="paragraph" style:parent-style-name="Table_20_Contents">
      <style:paragraph-properties fo:text-align="start" style:justify-single-word="false"/>
      <style:text-properties style:font-name="Arial" fo:font-size="11pt" fo:language="es" fo:country="AR" fo:font-weight="bold" officeooo:rsid="00366445" officeooo:paragraph-rsid="00366445" style:font-size-asian="11pt" style:font-weight-asian="bold" style:font-size-complex="11pt" style:font-weight-complex="bold"/>
    </style:style>
    <style:style style:name="P12" style:family="paragraph" style:parent-style-name="Standard">
      <style:paragraph-properties fo:line-height="115%" fo:text-align="center" style:justify-single-word="false"/>
      <style:text-properties style:font-name="Arial" fo:font-size="11pt" fo:language="es" fo:country="AR" officeooo:rsid="000fd63e" officeooo:paragraph-rsid="000fd63e" style:font-size-asian="11pt" style:font-size-complex="11pt"/>
    </style:style>
    <style:style style:name="P13" style:family="paragraph" style:parent-style-name="Standard">
      <style:paragraph-properties fo:line-height="200%" fo:text-align="justify" style:justify-single-word="false"/>
      <style:text-properties style:font-name="Arial" fo:font-size="11pt" fo:language="es" fo:country="AR" officeooo:rsid="000fd63e" officeooo:paragraph-rsid="000fd63e" style:font-size-asian="11pt" style:font-size-complex="11pt"/>
    </style:style>
    <style:style style:name="P14" style:family="paragraph" style:parent-style-name="Standard">
      <style:paragraph-properties fo:line-height="200%" fo:text-align="justify" style:justify-single-word="false"/>
      <style:text-properties style:font-name="Arial" fo:font-size="11pt" fo:language="es" fo:country="AR" officeooo:rsid="00107ab1" officeooo:paragraph-rsid="00107ab1" style:font-size-asian="11pt" style:font-size-complex="11pt"/>
    </style:style>
    <style:style style:name="P1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23f33" officeooo:paragraph-rsid="001f71b9" style:font-size-asian="11pt" style:font-size-complex="11pt"/>
    </style:style>
    <style:style style:name="P1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3232f" officeooo:paragraph-rsid="0013232f" style:font-size-asian="11pt" style:font-size-complex="11pt"/>
    </style:style>
    <style:style style:name="P1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officeooo:rsid="00168a7f" officeooo:paragraph-rsid="00107ab1" style:font-size-asian="11pt" style:font-size-complex="11pt"/>
    </style:style>
    <style:style style:name="P18" style:family="paragraph" style:parent-style-name="Table_20_Contents">
      <style:paragraph-properties fo:text-align="start" style:justify-single-word="false"/>
      <style:text-properties style:font-name="Arial" fo:font-size="11pt" fo:language="es" fo:country="AR" style:font-size-asian="11pt" style:font-size-complex="11pt"/>
    </style:style>
    <style:style style:name="P19" style:family="paragraph" style:parent-style-name="Table_20_Contents">
      <style:paragraph-properties fo:text-align="start" style:justify-single-word="false"/>
      <style:text-properties style:font-name="Arial" fo:font-size="11pt" fo:language="es" fo:country="AR" officeooo:rsid="00354382" officeooo:paragraph-rsid="00354382" style:font-size-asian="11pt" style:font-size-complex="11pt"/>
    </style:style>
    <style:style style:name="P20" style:family="paragraph" style:parent-style-name="Table_20_Contents">
      <style:paragraph-properties fo:text-align="start" style:justify-single-word="false"/>
      <style:text-properties style:font-name="Arial" fo:font-size="11pt" fo:language="es" fo:country="AR" officeooo:rsid="00357dc7" officeooo:paragraph-rsid="00357dc7" style:font-size-asian="11pt" style:font-size-complex="11pt"/>
    </style:style>
    <style:style style:name="P21" style:family="paragraph" style:parent-style-name="Table_20_Contents">
      <style:paragraph-properties fo:text-align="start" style:justify-single-word="false"/>
      <style:text-properties style:font-name="Arial" fo:font-size="11pt" fo:language="es" fo:country="AR" officeooo:rsid="00366445" officeooo:paragraph-rsid="00366445" style:font-size-asian="11pt" style:font-size-complex="11pt"/>
    </style:style>
    <style:style style:name="P2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weight="normal" officeooo:rsid="001f7c2a" officeooo:paragraph-rsid="0032597b" style:font-size-asian="11pt" style:font-weight-asian="normal" style:font-size-complex="11pt" style:font-weight-complex="normal"/>
    </style:style>
    <style:style style:name="P23" style:family="paragraph" style:parent-style-name="Table_20_Contents">
      <style:paragraph-properties fo:text-align="start" style:justify-single-word="false"/>
      <style:text-properties style:font-name="Arial" fo:font-size="11pt" fo:language="es" fo:country="AR" fo:font-weight="normal" officeooo:rsid="00357dc7" officeooo:paragraph-rsid="00357dc7" style:font-size-asian="11pt" style:font-weight-asian="normal" style:font-size-complex="11pt" style:font-weight-complex="normal"/>
    </style:style>
    <style:style style:name="P24" style:family="paragraph" style:parent-style-name="Standard">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5"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27" style:family="paragraph" style:parent-style-name="Standard">
      <style:paragraph-properties fo:margin-left="1.27cm" fo:margin-right="0cm" fo:line-height="200%" fo:text-align="justify" style:justify-single-word="false" fo:text-indent="0cm" style:auto-text-indent="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style:font-name="Arial" fo:font-size="11pt" fo:language="es" fo:country="AR" fo:font-weight="normal" officeooo:rsid="00366445" officeooo:paragraph-rsid="00366445" style:font-size-asian="11pt" style:font-weight-asian="normal" style:font-size-complex="11pt" style:font-weight-complex="normal"/>
    </style:style>
    <style:style style:name="P29"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d4b4b"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32597b"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2c29d0" style:font-size-asian="11pt" style:font-style-asian="normal" style:font-weight-asian="normal" style:font-size-complex="11pt" style:font-style-complex="normal" style:font-weight-complex="normal"/>
    </style:style>
    <style:style style:name="P32"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f7c2a" officeooo:paragraph-rsid="0013232f"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fo:font-weight="normal" officeooo:rsid="001e38bf" officeooo:paragraph-rsid="002c29d0"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23f33" officeooo:paragraph-rsid="002c29d0" style:font-size-asian="11pt" style:font-style-asian="normal" style:font-size-complex="11pt" style:font-style-complex="normal"/>
    </style:style>
    <style:style style:name="P35"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4c709" style:font-size-asian="11pt" style:font-style-asian="normal" style:font-size-complex="11pt" style:font-style-complex="normal"/>
    </style:style>
    <style:style style:name="P36"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3232f" officeooo:paragraph-rsid="001d701b" style:font-size-asian="11pt" style:font-style-asian="normal" style:font-size-complex="11pt" style:font-style-complex="normal"/>
    </style:style>
    <style:style style:name="P37"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e38bf" officeooo:paragraph-rsid="002c29d0" style:font-size-asian="11pt" style:font-style-asian="normal" style:font-size-complex="11pt" style:font-style-complex="normal"/>
    </style:style>
    <style:style style:name="P38"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07ab1" style:font-size-asian="11pt" style:font-style-asian="normal" style:font-size-complex="11pt" style:font-style-complex="normal"/>
    </style:style>
    <style:style style:name="P39" style:family="paragraph" style:parent-style-name="Standard">
      <style:paragraph-properties fo:margin-left="1.251cm" fo:margin-right="0cm" fo:line-height="200%" fo:text-align="justify" style:justify-single-word="false" fo:text-indent="0cm" style:auto-text-indent="false"/>
      <style:text-properties style:font-name="Arial" fo:font-size="11pt" fo:language="es" fo:country="AR" fo:font-style="normal" officeooo:rsid="0014c709" officeooo:paragraph-rsid="0014c709" style:font-size-asian="11pt" style:font-style-asian="normal" style:font-size-complex="11pt" style:font-style-complex="normal"/>
    </style:style>
    <style:style style:name="P40" style:family="paragraph" style:parent-style-name="Standard" style:list-style-name="L1">
      <style:paragraph-properties fo:line-height="200%" fo:text-align="justify" style:justify-single-word="false"/>
      <style:text-properties style:font-name="Arial" fo:font-size="11pt" fo:language="es" fo:country="AR" fo:font-style="italic" officeooo:rsid="0013232f" officeooo:paragraph-rsid="0013232f" style:font-size-asian="11pt" style:font-style-asian="italic" style:font-size-complex="11pt" style:font-style-complex="italic"/>
    </style:style>
    <style:style style:name="P41" style:family="paragraph" style:parent-style-name="Standard" style:list-style-name="L1">
      <style:paragraph-properties fo:line-height="200%" fo:text-align="justify" style:justify-single-word="false"/>
      <style:text-properties style:font-name="Arial" fo:font-size="11pt" fo:language="es" fo:country="AR" officeooo:rsid="0013232f" officeooo:paragraph-rsid="0013232f" style:font-size-asian="11pt" style:font-size-complex="11pt"/>
    </style:style>
    <style:style style:name="P42"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168a7f" style:font-size-asian="11pt" style:font-size-complex="11pt"/>
    </style:style>
    <style:style style:name="P43" style:family="paragraph" style:parent-style-name="Standard" style:list-style-name="L2">
      <style:paragraph-properties fo:line-height="200%" fo:text-align="justify" style:justify-single-word="false"/>
      <style:text-properties style:font-name="Arial" fo:font-size="11pt" fo:language="es" fo:country="AR" officeooo:rsid="00168a7f" officeooo:paragraph-rsid="0032597b" style:font-size-asian="11pt" style:font-size-complex="11pt"/>
    </style:style>
    <style:style style:name="P44" style:family="paragraph" style:parent-style-name="Standard" style:list-style-name="L2">
      <style:paragraph-properties fo:line-height="200%" fo:text-align="justify" style:justify-single-word="false"/>
      <style:text-properties style:font-name="Arial" fo:font-size="11pt" fo:language="es" fo:country="AR" officeooo:rsid="0032597b" officeooo:paragraph-rsid="0032597b" style:font-size-asian="11pt" style:font-size-complex="11pt"/>
    </style:style>
    <style:style style:name="P45" style:family="paragraph" style:parent-style-name="Standard" style:list-style-name="L3">
      <style:paragraph-properties fo:line-height="200%" fo:text-align="justify" style:justify-single-word="false"/>
      <style:text-properties style:font-name="Arial" fo:font-size="11pt" fo:language="es" fo:country="AR" fo:font-weight="bold" officeooo:rsid="003b5e01" officeooo:paragraph-rsid="003b5e01" style:font-size-asian="11pt" style:font-weight-asian="bold" style:font-size-complex="11pt" style:font-weight-complex="bold"/>
    </style:style>
    <style:style style:name="P46" style:family="paragraph" style:parent-style-name="Standard" style:list-style-name="L5">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7" style:family="paragraph" style:parent-style-name="Standard">
      <style:paragraph-properties fo:line-height="200%" fo:text-align="justify" style:justify-single-word="false"/>
      <style:text-properties style:font-name="Arial" fo:font-size="11pt" fo:language="es" fo:country="AR" fo:font-weight="bold" officeooo:rsid="0039873d" officeooo:paragraph-rsid="0039873d" style:font-size-asian="11pt" style:font-weight-asian="bold" style:font-size-complex="11pt" style:font-weight-complex="bold"/>
    </style:style>
    <style:style style:name="P48" style:family="paragraph" style:parent-style-name="Standard" style:list-style-name="L9">
      <style:paragraph-properties fo:line-height="200%" fo:text-align="justify" style:justify-single-word="false"/>
      <style:text-properties style:font-name="Arial" fo:font-size="11pt" fo:language="es" fo:country="AR" fo:font-weight="bold" officeooo:rsid="003e4c90" officeooo:paragraph-rsid="003e4c90" style:font-size-asian="11pt" style:font-weight-asian="bold" style:font-size-complex="11pt" style:font-weight-complex="bold"/>
    </style:style>
    <style:style style:name="P49" style:family="paragraph" style:parent-style-name="Standard">
      <style:paragraph-properties fo:line-height="200%" fo:text-align="justify" style:justify-single-word="false"/>
      <style:text-properties style:font-name="Arial" fo:font-size="11pt" fo:language="es" fo:country="AR" fo:font-weight="bold" officeooo:rsid="0040d758" officeooo:paragraph-rsid="0040d758" style:font-size-asian="11pt" style:font-weight-asian="bold" style:font-size-complex="11pt" style:font-weight-complex="bold"/>
    </style:style>
    <style:style style:name="P50" style:family="paragraph" style:parent-style-name="Standard" style:list-style-name="L3">
      <style:paragraph-properties fo:line-height="200%" fo:text-align="justify" style:justify-single-word="false"/>
      <style:text-properties style:font-name="Arial" fo:font-size="11pt" fo:language="es" fo:country="AR" fo:font-weight="normal" officeooo:rsid="003b5e01" officeooo:paragraph-rsid="003b5e01" style:font-size-asian="11pt" style:font-weight-asian="normal" style:font-size-complex="11pt" style:font-weight-complex="normal"/>
    </style:style>
    <style:style style:name="P51" style:family="paragraph" style:parent-style-name="Standard" style:list-style-name="L4">
      <style:paragraph-properties fo:line-height="200%" fo:text-align="justify" style:justify-single-word="false"/>
      <style:text-properties style:font-name="Arial" fo:font-size="11pt" fo:language="es" fo:country="AR" fo:font-weight="normal" officeooo:rsid="00354382" officeooo:paragraph-rsid="00354382" style:font-size-asian="11pt" style:font-weight-asian="normal" style:font-size-complex="11pt" style:font-weight-complex="normal"/>
    </style:style>
    <style:style style:name="P52" style:family="paragraph" style:parent-style-name="Standard" style:list-style-name="L5">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3" style:family="paragraph" style:parent-style-name="Standard" style:list-style-name="L6">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4" style:family="paragraph" style:parent-style-name="Standard" style:list-style-name="L7">
      <style:paragraph-properties fo:line-height="200%" fo:text-align="justify" style:justify-single-word="false"/>
      <style:text-properties style:font-name="Arial" fo:font-size="11pt" fo:language="es" fo:country="AR" fo:font-weight="normal" officeooo:rsid="0039873d" officeooo:paragraph-rsid="0039873d" style:font-size-asian="11pt" style:font-weight-asian="normal" style:font-size-complex="11pt" style:font-weight-complex="normal"/>
    </style:style>
    <style:style style:name="P55" style:family="paragraph" style:parent-style-name="Standard" style:list-style-name="L7">
      <style:paragraph-properties fo:line-height="200%" fo:text-align="justify" style:justify-single-word="false"/>
      <style:text-properties style:font-name="Arial" fo:font-size="11pt" fo:language="es" fo:country="AR" fo:font-weight="normal" officeooo:rsid="003a0149" officeooo:paragraph-rsid="003a0149" style:font-size-asian="11pt" style:font-weight-asian="normal" style:font-size-complex="11pt" style:font-weight-complex="normal"/>
    </style:style>
    <style:style style:name="P56" style:family="paragraph" style:parent-style-name="Standard" style:list-style-name="L8">
      <style:paragraph-properties fo:line-height="200%" fo:text-align="justify" style:justify-single-word="false"/>
      <style:text-properties style:font-name="Arial" fo:font-size="11pt" fo:language="es" fo:country="AR" fo:font-weight="normal" officeooo:rsid="002173ea" officeooo:paragraph-rsid="002173ea" style:font-size-asian="11pt" style:font-weight-asian="normal" style:font-size-complex="11pt" style:font-weight-complex="normal"/>
    </style:style>
    <style:style style:name="P57" style:family="paragraph" style:parent-style-name="Standard" style:list-style-name="L8">
      <style:paragraph-properties fo:line-height="200%" fo:text-align="justify" style:justify-single-word="false"/>
      <style:text-properties style:font-name="Arial" fo:font-size="11pt" fo:language="es" fo:country="AR" fo:font-weight="normal" officeooo:rsid="002173ea" officeooo:paragraph-rsid="0032597b" style:font-size-asian="11pt" style:font-weight-asian="normal" style:font-size-complex="11pt" style:font-weight-complex="normal"/>
    </style:style>
    <style:style style:name="P58" style:family="paragraph" style:parent-style-name="Standard" style:list-style-name="L3">
      <style:paragraph-properties fo:line-height="200%" fo:text-align="justify" style:justify-single-word="false"/>
      <style:text-properties style:font-name="Arial" fo:font-size="11pt" fo:language="es" fo:country="AR" fo:font-style="normal" fo:font-weight="bold" officeooo:rsid="003c9874" officeooo:paragraph-rsid="003c9874" style:font-size-asian="11pt" style:font-style-asian="normal" style:font-weight-asian="bold" style:font-size-complex="11pt" style:font-style-complex="normal" style:font-weight-complex="bold"/>
    </style:style>
    <style:style style:name="P59" style:family="paragraph" style:parent-style-name="Standard" style:list-style-name="L3">
      <style:paragraph-properties fo:line-height="200%" fo:text-align="justify" style:justify-single-word="false"/>
      <style:text-properties style:font-name="Arial" fo:font-size="11pt" fo:language="es" fo:country="AR" fo:font-style="normal" fo:font-weight="bold" officeooo:rsid="003d38e8" officeooo:paragraph-rsid="003d38e8" style:font-size-asian="11pt" style:font-style-asian="normal" style:font-weight-asian="bold" style:font-size-complex="11pt" style:font-style-complex="normal" style:font-weight-complex="bold"/>
    </style:style>
    <style:style style:name="P60" style:family="paragraph" style:parent-style-name="Standard" style:list-style-name="L3">
      <style:paragraph-properties fo:line-height="200%" fo:text-align="justify" style:justify-single-word="false"/>
      <style:text-properties style:font-name="Arial" fo:font-size="11pt" fo:language="es" fo:country="AR" fo:font-style="normal" fo:font-weight="normal" officeooo:rsid="003c9874" officeooo:paragraph-rsid="003c9874" style:font-size-asian="11pt" style:font-style-asian="normal" style:font-weight-asian="normal" style:font-size-complex="11pt" style:font-style-complex="normal" style:font-weight-complex="normal"/>
    </style:style>
    <style:style style:name="P61" style:family="paragraph" style:parent-style-name="Standard" style:list-style-name="L3">
      <style:paragraph-properties fo:line-height="200%" fo:text-align="justify" style:justify-single-word="false"/>
      <style:text-properties style:font-name="Arial" fo:font-size="11pt" fo:language="es" fo:country="AR" fo:font-style="normal" fo:font-weight="normal" officeooo:rsid="003d38e8" officeooo:paragraph-rsid="003d38e8" style:font-size-asian="11pt" style:font-style-asian="normal" style:font-weight-asian="normal" style:font-size-complex="11pt" style:font-style-complex="normal" style:font-weight-complex="normal"/>
    </style:style>
    <style:style style:name="P62" style:family="paragraph">
      <loext:graphic-properties draw:fill-color="#666666"/>
      <style:paragraph-properties fo:text-align="center"/>
    </style:style>
    <style:style style:name="T1" style:family="text">
      <style:text-properties officeooo:rsid="0013232f"/>
    </style:style>
    <style:style style:name="T2" style:family="text">
      <style:text-properties officeooo:rsid="00244308"/>
    </style:style>
    <style:style style:name="T3" style:family="text">
      <style:text-properties officeooo:rsid="00205f22"/>
    </style:style>
    <style:style style:name="T4" style:family="text">
      <style:text-properties officeooo:rsid="00107ab1"/>
    </style:style>
    <style:style style:name="T5" style:family="text">
      <style:text-properties fo:font-style="normal" style:font-style-asian="normal" style:font-style-complex="normal"/>
    </style:style>
    <style:style style:name="T6" style:family="text">
      <style:text-properties fo:font-style="normal" officeooo:rsid="002bf712" style:font-style-asian="normal" style:font-style-complex="normal"/>
    </style:style>
    <style:style style:name="T7" style:family="text">
      <style:text-properties fo:font-style="normal" officeooo:rsid="003c9874" style:font-style-asian="normal" style:font-style-complex="normal"/>
    </style:style>
    <style:style style:name="T8" style:family="text">
      <style:text-properties fo:font-style="normal" fo:font-weight="normal" officeooo:rsid="003b5e01" style:font-style-asian="normal" style:font-weight-asian="normal" style:font-style-complex="normal" style:font-weight-complex="normal"/>
    </style:style>
    <style:style style:name="T9" style:family="text">
      <style:text-properties officeooo:rsid="00194662"/>
    </style:style>
    <style:style style:name="T10" style:family="text">
      <style:text-properties fo:font-weight="bold" style:font-weight-asian="bold" style:font-weight-complex="bold"/>
    </style:style>
    <style:style style:name="T11" style:family="text">
      <style:text-properties fo:font-weight="bold" officeooo:rsid="00107ab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f7c2a" style:font-weight-asian="normal" style:font-weight-complex="normal"/>
    </style:style>
    <style:style style:name="T14" style:family="text">
      <style:text-properties fo:font-weight="normal" officeooo:rsid="002c29d0" style:font-weight-asian="normal" style:font-weight-complex="normal"/>
    </style:style>
    <style:style style:name="T15" style:family="text">
      <style:text-properties fo:font-weight="normal" officeooo:rsid="00215abc" style:font-weight-asian="normal" style:font-weight-complex="normal"/>
    </style:style>
    <style:style style:name="T16" style:family="text">
      <style:text-properties fo:font-weight="normal" officeooo:rsid="004030c9" style:font-weight-asian="normal" style:font-weight-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20d5c9" style:font-style-asian="italic" style:font-style-complex="italic"/>
    </style:style>
    <style:style style:name="T20" style:family="text">
      <style:text-properties officeooo:rsid="001d701b"/>
    </style:style>
    <style:style style:name="T21" style:family="text">
      <style:text-properties officeooo:rsid="001eb7bd"/>
    </style:style>
    <style:style style:name="T22" style:family="text">
      <style:text-properties officeooo:rsid="001f369a"/>
    </style:style>
    <style:style style:name="T23" style:family="text">
      <style:text-properties officeooo:rsid="001f71b9"/>
    </style:style>
    <style:style style:name="T24" style:family="text">
      <style:text-properties officeooo:rsid="0020d5c9"/>
    </style:style>
    <style:style style:name="T25" style:family="text">
      <style:text-properties officeooo:rsid="00259eb5"/>
    </style:style>
    <style:style style:name="T26" style:family="text">
      <style:text-properties officeooo:rsid="00297e36"/>
    </style:style>
    <style:style style:name="T27" style:family="text">
      <style:text-properties officeooo:rsid="002bf712"/>
    </style:style>
    <style:style style:name="T28" style:family="text">
      <style:text-properties officeooo:rsid="002173ea"/>
    </style:style>
    <style:style style:name="T29" style:family="text">
      <style:text-properties officeooo:rsid="002c29d0"/>
    </style:style>
    <style:style style:name="T30" style:family="text">
      <style:text-properties officeooo:rsid="002f1dce"/>
    </style:style>
    <style:style style:name="T31" style:family="text">
      <style:text-properties officeooo:rsid="0032597b"/>
    </style:style>
    <style:style style:name="T32" style:family="text">
      <style:text-properties officeooo:rsid="00191c6b"/>
    </style:style>
    <style:style style:name="T33" style:family="text">
      <style:text-properties officeooo:rsid="00215abc"/>
    </style:style>
    <style:style style:name="T34" style:family="text">
      <style:text-properties officeooo:rsid="001e38bf"/>
    </style:style>
    <style:style style:name="T35" style:family="text">
      <style:text-properties officeooo:rsid="00366445"/>
    </style:style>
    <style:style style:name="T36" style:family="text">
      <style:text-properties officeooo:rsid="0039873d"/>
    </style:style>
    <style:style style:name="T37" style:family="text">
      <style:text-properties officeooo:rsid="003a0149"/>
    </style:style>
    <style:style style:name="T38" style:family="text">
      <style:text-properties officeooo:rsid="003c9874"/>
    </style:style>
    <style:style style:name="T39" style:family="text">
      <style:text-properties officeooo:rsid="003d5a3d"/>
    </style:style>
    <style:style style:name="T40" style:family="text">
      <style:text-properties officeooo:rsid="003e59ae"/>
    </style:style>
    <style:style style:name="T41" style:family="text">
      <style:text-properties officeooo:rsid="004030c9"/>
    </style:style>
    <style:style style:name="T42" style:family="text">
      <style:text-properties officeooo:rsid="0040d22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808080" draw:fill-color="#666666" draw:textarea-horizontal-align="center" draw:textarea-vertical-align="middl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NACIONAL DE ENTRE RIOS</text:p>
      <text:p text:style-name="P12">SECRETARÍA DE INVESTIGACIONES CIENTÍFICAS, TECNOLÓGICAS Y DE FORMACIÓN DE RECURSOS HUMANOS.</text:p>
      <text:p text:style-name="P1">DIRECTORES NOVELES</text:p>
      <text:p text:style-name="P12">FORMULARIO PARA LA PRESENTACIÓN DEL PROYECTO DE INVESTIGACIÓN</text:p>
      <text:p text:style-name="P13"><draw:line text:anchor-type="paragraph" draw:z-index="0" draw:name="Línea 1" draw:style-name="gr1" draw:text-style-name="P62" svg:x1="16.508cm" svg:y1="0.224cm" svg:x2="0cm" svg:y2="0.224cm"><text:p/></draw:line><draw:line text:anchor-type="paragraph" draw:z-index="1" draw:name="Línea 2" draw:style-name="gr1" draw:text-style-name="P62" svg:x1="16.508cm" svg:y1="3.821cm" svg:x2="0cm" svg:y2="3.821cm"><text:p/></draw:line><text:line-break/><text:span text:style-name="T11">Denominación del proyecto:</text:span><text:span text:style-name="T4"> Seguridad en la Virtualización Basada en Contenedores</text:span></text:p>
      <text:p text:style-name="P14"><text:span text:style-name="T10">Inicio del proyecto: </text:span>Agosto del 2022</text:p>
      <text:p text:style-name="P14"><text:span text:style-name="T10">Duración del proyecto (en meses):</text:span> <text:span text:style-name="T21">6</text:span> meses</text:p>
      <text:p text:style-name="P14"/>
      <text:p text:style-name="P2">Resumen (hasta 200 palabras): </text:p>
      <text:p text:style-name="P15">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text:p>
      <text:p text:style-name="P16">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 La contenedorización ofrece un buen rendimiento, con un aislamiento similar (pero inferior) al de una maquina virtual, pero aun debe lograr una madurez técnica.</text:p>
      <text:p text:style-name="P16"><text:span text:style-name="T22">Este trabajo busc</text:span><text:span text:style-name="T23">a analizar </text:span><text:span text:style-name="T22">las posibles brechas de seguridad en los distintos contextos en los que se halla un contenedor y brindar posibles soluciones a cada uno de estos problemas </text:span><text:span text:style-name="T23">de una manera eficiente</text:span><text:span text:style-name="T22">.</text:span></text:p>
      <text:p text:style-name="P2"><text:soft-page-break/></text:p>
      <text:p text:style-name="P2">Palabras claves:</text:p>
      <text:list text:style-name="L1">
        <text:list-item>
          <text:p text:style-name="P40">Contenedorización.</text:p>
        </text:list-item>
        <text:list-item>
          <text:p text:style-name="P40">Virtualización <text:span text:style-name="T24">basada en contenedores.</text:span></text:p>
        </text:list-item>
        <text:list-item>
          <text:p text:style-name="P41"><text:span text:style-name="T18">Seguridad </text:span><text:span text:style-name="T19">en contenedores</text:span><text:span text:style-name="T18">.</text:span></text:p>
        </text:list-item>
      </text:list>
      <text:p text:style-name="P2">Estado actual del conocimiento del tema:</text:p>
      <text:p text:style-name="P22"><text:tab/><text:span text:style-name="T5">Ante la creciente popularidad del trabajo remoto, se requieren cambios en la infraestructura de red de las empresas, esto incluye la forma en la que se alojan las aplicaciones web, las bases de datos y otros servicios de red. En caso de conflictos de puertos, las aplicaciones web y servicios de red se alojan en servidores independientes </text:span><text:span text:style-name="T6">(Muc, 2020, p. 1)</text:span><text:span text:style-name="T5">. </text:span></text:p>
      <text:p text:style-name="P29"><text:tab/>Al permitirse el trafico de red desde una red externa, se puede requerir reenvío de puertos <text:s/>o equipar a servidores con direcciones IP globales. Ademas el dispositivo debe estar debidamente protegido. Esto aumenta significativamente la carga de trabajo del administrador de red, ya que es su tarea mantener los sistemas operativos del servidor mediante la actualización y el mantenimiento de las medidas de seguridad habilitadas. A mayor cantidad de dispositivos, mayor probabilidad de fallos de seguridad y de una posible fuga de datos de por parte de una entidad no autorizada<text:span text:style-name="T27">.</text:span></text:p>
      <text:p text:style-name="P30"><text:tab/>Una solución a esto puede ser el uso de la virtualización <text:span text:style-name="T9">basada en hipervisor </text:span><text:span text:style-name="T27">(</text:span><text:span text:style-name="T28">Scheepers , </text:span><text:span text:style-name="T27">2014, p. 1)</text:span>. Un hipervisor es una pieza de software que crea y utiliza maquinas virtuales. Los administradores de sistemas pueden optimizar el uso de los recursos físicos disponibles y confinar partes individuales de la aplicación en la infraestructura<text:span text:style-name="T27">. </text:span>Una maquina virtual tiene su propio SO y una configuración de red adecuada, también tiene su propia dirección IP en la red local <text:span text:style-name="T27">(Portnoy, 201</text:span><text:span text:style-name="T29">6</text:span><text:span text:style-name="T27">). </text:span>El trafico <text:soft-page-break/>de red se puede redirigir entre maquinas virtuales mediante el reenvío de puertos. Alternativamente, encontramos a la red en la nube, como Amazon AWS, en la que se pueden crear maquinas virtuales con direcciones IP globales, lo que hace que el reenv<text:span text:style-name="T2">ío</text:span> de puertos no sea necesario. </text:p>
      <text:p text:style-name="P31"><text:tab/>Sin embargo los costos de esto pueden ser altos, ya <text:span text:style-name="T41">que </text:span>los SO de cada maquina virtual crean una sobrecarga en la nube. Estos centros de datos de computación en la nube representan el 10% del consumo mundial de energía, esta cifra va en aumento <text:span text:style-name="T26">(Mills, 2013, p. 3).</text:span></text:p>
      <text:p text:style-name="P31"><text:tab/>Esto también se aplica a servidores locales en donde los recursos serán utilizados por los SO de las maquinas virtuales que mantiene, ademas de esto se tiene que protegerlas. El aislamiento de aplicaciones y procesos mediante este método es costoso<text:span text:style-name="T29">.</text:span></text:p>
      <text:p text:style-name="P31"><text:tab/>Una mejor solución a todo esto podría ser contenedorizar la aplicación, creando un entorno aislado pero funcionando en el mismo SO del dispositivo principal <text:span text:style-name="T27">(Muc, 2020, p. </text:span><text:span text:style-name="T29">2). </text:span>La virtualización de contenedores a menudo se denomina virtualización a nivel de sistema operativo. La tecnología de contenedores permite ejecutar varias instancias de espacio de usuario aislado en un único host <text:span text:style-name="T32">(James Turnbull, 2019, p. 6). </text:span><text:span text:style-name="T2">S</text:span>e pueden crear adaptadores de red virtual para aislar las conexiones de red realizadas por aplicaciones en contenedores del SO principal y la red local principal. Las apps en contenedores pueden usar los puertos de red predeterminados sin interferir con otras aplicaciones en contenedores si operan en otra infraestructura de red virtual. Tampoco se interfiere con el sistema operativo principal, Las redes virtuales permiten el reenvío de puertos del adaptador de red virtual para que el sistema operativo host pueda acceder y compartir los servicios mantenidos por el contenedor en las redes locales y <text:soft-page-break/>externas. Contenedorizar servicios resuelve por completo las colisiones de puertos y las colisiones de configuración requerida por dependencias comunes <text:span text:style-name="T27">(Muc, 2020, p. </text:span><text:span text:style-name="T29">2).</text:span> </text:p>
      <text:p text:style-name="P32"><text:tab/>Por todo esto los métodos de virtualizaci<text:span text:style-name="T2">ó</text:span>n de bajo costo (basados en contenedores) se están volviendo indispensables. <text:span text:style-name="T29">La virtualización basada en contenedores y los unikernels h</text:span>an ganado impulso notable recientemente ya que permite desarrollar, operar y mantener pequeños servicios encapsulados, requiere imágenes de maquinas desechables y son fáciles de usar. </text:p>
      <text:p text:style-name="P31"><text:tab/>La virtualización basada en contenedores reduce los gastos generales y por lo tanto, mejora la utilización de los centros de datos<text:span text:style-name="T29">. </text:span>“Con este método se puede<text:span text:style-name="T41">n</text:span> aislar procesos sin emulación de hardware. Mediante el uso de un solo kernel por máquina completa, la virtualización basada en contenedores podría alejar el paradigma de la nube de las máquinas virtuales basadas en hipervisor” <text:span text:style-name="T27">(</text:span><text:span text:style-name="T28">Scheepers , </text:span><text:span text:style-name="T27">2014, p. 1).</text:span></text:p>
      <text:p text:style-name="P34"><text:tab/>La contenedorización esta revolucionando la forma en la que operan muchas industrias, brindando un gran impacto a las tecnologías informáticas modernas porque es muy liviana, portátil, eficiente en recursos, energía y almacenamiento. <text:span text:style-name="T1">F</text:span>acilitan el equilibrio de carga eficiente, el mantenimiento del sistema de bajo nivel, la consolidación del servidor y la replicación de instancias en ubicaciones geográficas para una mejor tolerancia a fallas para aumentar la confiabilidad de la aplicación <text:span text:style-name="T14">(Watada, 2019, p. 1).</text:span></text:p>
      <text:p text:style-name="P35"><text:tab/>Sin embargo, los posibles problemas de seguridad (entre tantos otros factores) son desafíos a afrontar a la hora de implementar contenedores de una manera exitosa, siendo este un posible motivo por el cual no se ha producido una migración masiva de la virtualización convencional o basada en hipervisor a una virtualización basada en contenedores o contenedorización.</text:p>
      <text:p text:style-name="P36"><text:soft-page-break/><text:tab/>La contenedorización ofrece un buen rendimiento, con un aislamiento similar (pero inferior) al de una maquina virtual, pero aun debe lograr una madurez técnica, <text:span text:style-name="T13">lo que contribuye a limitar su difusión, ya que el personal de seguridad no puede implementar varias políticas de seguridad que se deben cumplir</text:span>.</text:p>
      <text:p text:style-name="P35"><text:tab/>Los aspectos mas importantes de la seguridad de los contenedores son el perfeccionamiento de técnicas y principios de seguridad bien establecidos. Gran parte de la seguridad de los contenedores depende directamente de los desarrolladores, siendo estos los responsables de brindar seguridad en la mayoría de los aspectos.</text:p>
      <text:p text:style-name="P31"><text:span text:style-name="T2"><text:tab/>La falta de disponibilidad de los soportes multiplataforma </text:span><text:span text:style-name="T31">para contenedores</text:span><text:span text:style-name="T2"> </text:span>hace que <text:span text:style-name="T31">estos</text:span> sean menos portátiles que las máquinas virtuales. Sin almacenamiento persistente, crear y elimina<text:span text:style-name="T31">r</text:span> una gran cantidad de contenedores con cargas de trabajo, incluyendo miles de tareas en un entorno distribuido, es a menudo costoso <text:span text:style-name="T31">con </text:span>cargas de trabajo del sistema significativamente altas. <text:span text:style-name="T2">L</text:span>a carga de trabajo se puede reducir compartiendo contenedores entre múltiples tareas a costa de perder el aislamiento, lo que aumenta la posibilidad de una brecha de seguridad <text:span text:style-name="T29">(Watada, 2019, p. 2).</text:span></text:p>
      <text:p text:style-name="P31"><text:tab/>Por los tanto todas estas problemáticas se deben abordar para continuar con el creciente impulso de la contenedorizac<text:span text:style-name="T3">ió</text:span>n en producciones industriales. “<text:span text:style-name="T33">P</text:span><text:span text:style-name="T34">ara mantener el impulso actual de la industria en un futuro previsible, existe una necesidad urgente de analizar los beneficios y debilidades de la contenedorizaci</text:span><text:span text:style-name="T33">ó</text:span><text:span text:style-name="T34">n <text:s/>junto con varios tecnicismos subyacentes”</text:span><text:span text:style-name="T29">.</text:span></text:p>
      <text:p text:style-name="P33"><text:tab/>Sin embargo, con los desarrollos tecnol<text:span text:style-name="T33">ó</text:span>gicos recientes tanto en m<text:span text:style-name="T33">á</text:span>quinas virtuales como en virtualizaciones livianas, la creciente aceptaci<text:span text:style-name="T33">ó</text:span>n industrial de la contenedorizaci<text:span text:style-name="T33">ó</text:span>n pronto se ver<text:span text:style-name="T33">á </text:span>desafiada ya que la necesidad de <text:span text:style-name="T40">hoy en dia</text:span> se ha desplazado hacia las ventajas <text:span text:style-name="T29">(Watada, 2019, p. 26).</text:span></text:p>
      <text:p text:style-name="P37"><text:soft-page-break/><text:span text:style-name="T12"><text:tab/>Aparte del rendimiento de estado estable, se cree firmemente que la combinaci</text:span><text:span text:style-name="T15">ó</text:span><text:span text:style-name="T12">n de comodidad, implementaci</text:span><text:span text:style-name="T15">ó</text:span><text:span text:style-name="T12">n m</text:span><text:span text:style-name="T15">á</text:span><text:span text:style-name="T12">s r</text:span><text:span text:style-name="T15">á</text:span><text:span text:style-name="T12">pida y constante, elasticidad y rendimiento ser</text:span><text:span text:style-name="T15">á</text:span><text:span text:style-name="T12"> extremadamente atractiva en un futuro, un arranque m</text:span><text:span text:style-name="T15">á</text:span><text:span text:style-name="T12">s r</text:span><text:span text:style-name="T15">á</text:span><text:span text:style-name="T12">pido y una virtualizaci</text:span><text:span text:style-name="T15">ó</text:span><text:span text:style-name="T12">n ligera. Por lo tanto, para mantener su amplia aceptaci</text:span><text:span text:style-name="T15">ó</text:span><text:span text:style-name="T12">n industrial, la contenedorizaci</text:span><text:span text:style-name="T15">ó</text:span><text:span text:style-name="T12">n debe centrarse en los siguientes temas importantes, como: </text:span><text:span text:style-name="T15">el</text:span><text:span text:style-name="T12"> desarrollo de herramientas y t</text:span><text:span text:style-name="T15">é</text:span><text:span text:style-name="T12">cnicas para fortalecer el aislamiento de los contenedores; </text:span><text:span text:style-name="T15">el</text:span><text:span text:style-name="T12"> desarrollo de herramientas para la gesti</text:span><text:span text:style-name="T15">ó</text:span><text:span text:style-name="T12">n eficiente de contenedores y la gesti</text:span><text:span text:style-name="T15">ó</text:span><text:span text:style-name="T12">n de orquestas. </text:span><text:span text:style-name="T15">El</text:span><text:span text:style-name="T12"> desarrollo de herramientas para mejorar la portabilidad y el soporte multiplataforma; </text:span><text:span text:style-name="T15">El</text:span><text:span text:style-name="T12"> desarrollo de herramientas para proporcionar instalaciones de almacenamiento persistente para aplicaciones alojadas </text:span><text:span text:style-name="T14">(Watada, 2019, p. 27).</text:span></text:p>
      <text:p text:style-name="P38"><text:tab/>Los contenedores son importantes para el futuro de la computación en la nube. Los microservicios y los contenedores están estrechamente relacionados, donde los contenedores son el estándar para implementar microservicios.</text:p>
      <text:p text:style-name="P39">Una de las principales barreras para la adopción generalizada de los contenedores son los posibles problemas de seguridad que enfrentan <text:span text:style-name="T29">(Sultan, 2019, p. 18).</text:span></text:p>
      <text:p text:style-name="P2">Hipótesis o justificación:</text:p>
      <text:p text:style-name="P17">La contenedorización es mucho mas eficiente en consumo de recursos que la virtualización basada en hipervisor. <text:span text:style-name="T25">Mejorando su seguridad, </text:span>la migración <text:span text:style-name="T30">de la virtualización convencional</text:span> a contenedores <text:span text:style-name="T20">no tardará en llegar.</text:span></text:p>
      <text:p text:style-name="P2">Objetivos:</text:p>
      <text:list text:style-name="L2">
        <text:list-item>
          <text:p text:style-name="P42">Analizar problemas de seguridad actuales que sufre la virtualización basada en contenedores.</text:p>
        </text:list-item>
        <text:list-item>
          <text:p text:style-name="P42">Comparar la seguridad de los contenedores con los de las maquinas virtuales convencionales.</text:p>
        </text:list-item>
        <text:list-item>
          <text:p text:style-name="P43"><text:soft-page-break/>Describir los estándares actuales de seguridad aplicables a contenedores.</text:p>
        </text:list-item>
        <text:list-item>
          <text:p text:style-name="P42">Determinar posibles soluciones a los problemas de seguridad en la contenedorización.</text:p>
        </text:list-item>
        <text:list-item>
          <text:p text:style-name="P44">Implementar una pequeña aplicación contenedorizada aplicando buenas practicas.</text:p>
        </text:list-item>
      </text:list>
      <text:p text:style-name="P3">Metodología:</text:p>
      <text:list text:style-name="L3">
        <text:list-item>
          <text:p text:style-name="P45">Realizar un relevamiento bibliográfico sobre los trabajos hechos por otros autores.</text:p>
          <text:p text:style-name="P50">Se realizara un relevamiento de los trabajos actuales y no tanto relacionados con la contenedorización para profundizar el conocimiento sobre el tema. Se hará énfasis en los trabajos que traten sobre seguridad en este ámbito, ya sea de contenedorización en entornos de nube como de aplicaciones locales convencionales con acceso a internet.</text:p>
        </text:list-item>
        <text:list-item>
          <text:p text:style-name="P45">Identificación de posibles brechas de seguridad y posibles soluciones relacionadas al uso de contenedores en distintos contextos.</text:p>
          <text:p text:style-name="P50">Se tendrán en cuenta principalmente los <text:span text:style-name="T38">problemas seguridad y sus posibles soluciones </text:span><text:s/>propuest<text:span text:style-name="T38">a</text:span>s en el paper <text:span text:style-name="T18">“Application Container Security Guide” </text:span><text:span text:style-name="T5">publicado por el NIST (</text:span><text:a xlink:type="simple" xlink:href="https://csrc.nist.gov/publications/detail/sp/800-190/final" text:style-name="Internet_20_link" text:visited-style-name="Visited_20_Internet_20_Link"><text:span text:style-name="T5">https://csrc.nist.gov/publications/detail/sp/800-190/final</text:span></text:a><text:span text:style-name="T5">) en septiembre de 2017, aunque debido a su longevidad, tecnológicamente hablando, se tendrán en cuenta paper’s mas actuales para determinar si las brechas de seguridad hoy en día fueron solucionadas o disminuidas, </text:span><text:span text:style-name="T7">para así poder acotar el campo de estudio </text:span><text:span text:style-name="T5">.</text:span></text:p>
        </text:list-item>
        <text:list-item>
          <text:p text:style-name="P45"><text:span text:style-name="T5">Recolección de datos </text:span><text:span text:style-name="T7">y su posterior refinamiento</text:span></text:p>
          <text:p text:style-name="P50"><text:span text:style-name="T5">Una vez </text:span><text:span text:style-name="T7">realizado el relevamiento bibliográfico sobre otros trabajos así como las brechas de seguridad conocidas que afectan a los contenedores en general, se registrara la información de manera ordenada y clasificada teniendo en cuenta gravedad de cada brecha hallada.</text:span></text:p>
        </text:list-item>
        <text:list-item>
          <text:p text:style-name="P58">Revisión de herramientas disponibles y practicas recomendadas.</text:p>
          <text:p text:style-name="P60"><text:soft-page-break/>Se realizara un relevamiento de implementaciones de contenedores para así poder elegir la mas usada por el común de los desarrolladores, así como también las tecnologías para desarrollar la aplicación en si misma. También se determinaran que problemas se abordarán, con su respectiva solución propuesta por el NIST o por otro autor.</text:p>
        </text:list-item>
        <text:list-item>
          <text:p text:style-name="P58">Diseño <text:span text:style-name="T41">e</text:span> implementación usando practicas recomendadas seguido de pruebas y correcciones.</text:p>
          <text:p text:style-name="P60">Se diseñara la aplicación y se la construirá en base a practicas recomendadas para minimizar la aparición de brechas de seguridad. Posteriormente se le realizaran correcciones y pruebas de rendimiento, aislamiento, etc.</text:p>
        </text:list-item>
        <text:list-item>
          <text:p text:style-name="P59">Interpretación de los resultados obtenidos y conclusiones</text:p>
          <text:p text:style-name="P61">Se analizaran minuciosamente los resultados obtenidos, si la hipótesis se cumplió y se procederá con la confección de las conclusiones detallando la experiencia obtenida mediante la investigación, codificación y posterior prueba del sistema, así como también el panorama a futuro de la tecnología y los hilos de investigación o trabajos a futuro.</text:p>
        </text:list-item>
        <text:list-item>
          <text:p text:style-name="P59">Elaboración del trabajo final <text:s/>y posterior presentación del mismo</text:p>
          <text:p text:style-name="P61">Finalmente se juntaran todas las partes y se confeccionara el trabajo final con los resultados obtenidos</text:p>
        </text:list-item>
      </text:list>
      <text:p text:style-name="P4">Actividades:</text:p>
      <text:list text:style-name="L4">
        <text:list-item>
          <text:p text:style-name="P51">Investigación preliminar.</text:p>
        </text:list-item>
        <text:list-item>
          <text:p text:style-name="P51">Procesamiento de la información</text:p>
        </text:list-item>
        <text:list-item>
          <text:p text:style-name="P51">Desarrollo del proyecto</text:p>
        </text:list-item>
        <text:list-item>
          <text:p text:style-name="P51">Elaboración de conclusiones</text:p>
        </text:list-item>
        <text:list-item>
          <text:p text:style-name="P51">Presentación y defensa del trabajo de investigación</text:p>
        </text:list-item>
      </text:list>
      <text:p text:style-name="P4"><text:soft-page-break/>Cronograma de actividades</text:p>
      <table:table table:name="Tabla1" table:style-name="Tabla1">
        <table:table-column table:style-name="Tabla1.A"/>
        <table:table-column table:style-name="Tabla1.B"/>
        <table:table-column table:style-name="Tabla1.C" table:number-columns-repeated="2"/>
        <table:table-column table:style-name="Tabla1.E"/>
        <table:table-row>
          <table:table-cell table:style-name="Tabla1.A1" office:value-type="string">
            <text:p text:style-name="P18"/>
          </table:table-cell>
          <table:table-cell table:style-name="Tabla1.A1" office:value-type="string">
            <text:p text:style-name="P19">Nombre de la tarea</text:p>
          </table:table-cell>
          <table:table-cell table:style-name="Tabla1.A1" office:value-type="string">
            <text:p text:style-name="P19">Comienzo</text:p>
          </table:table-cell>
          <table:table-cell table:style-name="Tabla1.A1" office:value-type="string">
            <text:p text:style-name="P19">Fin</text:p>
          </table:table-cell>
          <table:table-cell table:style-name="Tabla1.E1" office:value-type="string">
            <text:p text:style-name="P19">Duración</text:p>
          </table:table-cell>
        </table:table-row>
        <table:table-row>
          <table:table-cell table:style-name="Tabla1.A2" office:value-type="string">
            <text:p text:style-name="P5">1</text:p>
          </table:table-cell>
          <table:table-cell table:style-name="Tabla1.A2" office:value-type="string">
            <text:p text:style-name="P5">Investigación preliminar</text:p>
          </table:table-cell>
          <table:table-cell table:style-name="Tabla1.A2" office:value-type="string">
            <text:p text:style-name="P5">01/08/2022</text:p>
          </table:table-cell>
          <table:table-cell table:style-name="Tabla1.A2" office:value-type="string">
            <text:p text:style-name="P5">31/08/2022</text:p>
          </table:table-cell>
          <table:table-cell table:style-name="Tabla1.E2" office:value-type="string">
            <text:p text:style-name="P5">31 días</text:p>
          </table:table-cell>
        </table:table-row>
        <table:table-row>
          <table:table-cell table:style-name="Tabla1.A2" office:value-type="string">
            <text:p text:style-name="P21">1.1</text:p>
          </table:table-cell>
          <table:table-cell table:style-name="Tabla1.A2" office:value-type="string">
            <text:p text:style-name="P20">Relevamiento bibliográfico </text:p>
          </table:table-cell>
          <table:table-cell table:style-name="Tabla1.A2" office:value-type="string">
            <text:p text:style-name="P20">1/08/2022</text:p>
          </table:table-cell>
          <table:table-cell table:style-name="Tabla1.A2" office:value-type="string">
            <text:p text:style-name="P20">3<text:span text:style-name="T35">0</text:span>/08/2022</text:p>
          </table:table-cell>
          <table:table-cell table:style-name="Tabla1.E2" office:value-type="string">
            <text:p text:style-name="P20">3<text:span text:style-name="T35">0</text:span> días</text:p>
          </table:table-cell>
        </table:table-row>
        <table:table-row>
          <table:table-cell table:style-name="Tabla1.A2" office:value-type="string">
            <text:p text:style-name="P21">1.2</text:p>
          </table:table-cell>
          <table:table-cell table:style-name="Tabla1.A2" office:value-type="string">
            <text:p text:style-name="P20">Acotamiento del campo de estudio</text:p>
          </table:table-cell>
          <table:table-cell table:style-name="Tabla1.A2" office:value-type="string">
            <text:p text:style-name="P21">31/08/2022</text:p>
          </table:table-cell>
          <table:table-cell table:style-name="Tabla1.A2" office:value-type="string">
            <text:p text:style-name="P21">31/08/2022</text:p>
          </table:table-cell>
          <table:table-cell table:style-name="Tabla1.E2" office:value-type="string">
            <text:p text:style-name="P21">1 día</text:p>
          </table:table-cell>
        </table:table-row>
        <table:table-row>
          <table:table-cell table:style-name="Tabla1.A2" office:value-type="string">
            <text:p text:style-name="P11">2</text:p>
          </table:table-cell>
          <table:table-cell table:style-name="Tabla1.A2" office:value-type="string">
            <text:p text:style-name="P7">Procesamiento de la información </text:p>
          </table:table-cell>
          <table:table-cell table:style-name="Tabla1.A2" office:value-type="string">
            <text:p text:style-name="P7">1/09/2022</text:p>
          </table:table-cell>
          <table:table-cell table:style-name="Tabla1.A2" office:value-type="string">
            <text:p text:style-name="P7">15/09/2022</text:p>
          </table:table-cell>
          <table:table-cell table:style-name="Tabla1.E2" office:value-type="string">
            <text:p text:style-name="P7">15 días</text:p>
          </table:table-cell>
        </table:table-row>
        <table:table-row>
          <table:table-cell table:style-name="Tabla1.A2" office:value-type="string">
            <text:p text:style-name="P28">2.1</text:p>
          </table:table-cell>
          <table:table-cell table:style-name="Tabla1.A2" office:value-type="string">
            <text:p text:style-name="P23">Recolección, organización y clasificación de la información</text:p>
          </table:table-cell>
          <table:table-cell table:style-name="Tabla1.A2" office:value-type="string">
            <text:p text:style-name="P23">1/09/2022</text:p>
          </table:table-cell>
          <table:table-cell table:style-name="Tabla1.A2" office:value-type="string">
            <text:p text:style-name="P23">14/09/2022</text:p>
          </table:table-cell>
          <table:table-cell table:style-name="Tabla1.E2" office:value-type="string">
            <text:p text:style-name="P23">14 días</text:p>
          </table:table-cell>
        </table:table-row>
        <table:table-row>
          <table:table-cell table:style-name="Tabla1.A2" office:value-type="string">
            <text:p text:style-name="P28">2.2</text:p>
          </table:table-cell>
          <table:table-cell table:style-name="Tabla1.A2" office:value-type="string">
            <text:p text:style-name="P23">Definición de la metodología </text:p>
          </table:table-cell>
          <table:table-cell table:style-name="Tabla1.A2" office:value-type="string">
            <text:p text:style-name="P23">15/09/2022</text:p>
          </table:table-cell>
          <table:table-cell table:style-name="Tabla1.A2" office:value-type="string">
            <text:p text:style-name="P23">15/09/2022</text:p>
          </table:table-cell>
          <table:table-cell table:style-name="Tabla1.E2" office:value-type="string">
            <text:p text:style-name="P23">1 día</text:p>
          </table:table-cell>
        </table:table-row>
        <table:table-row>
          <table:table-cell table:style-name="Tabla1.A2" office:value-type="string">
            <text:p text:style-name="P11">3</text:p>
          </table:table-cell>
          <table:table-cell table:style-name="Tabla1.A2" office:value-type="string">
            <text:p text:style-name="P7">Desarrollo del proyecto</text:p>
          </table:table-cell>
          <table:table-cell table:style-name="Tabla1.A2" office:value-type="string">
            <text:p text:style-name="P7">16/09/2022</text:p>
          </table:table-cell>
          <table:table-cell table:style-name="Tabla1.A2" office:value-type="string">
            <text:p text:style-name="P7">25/12/2022</text:p>
          </table:table-cell>
          <table:table-cell table:style-name="Tabla1.E2" office:value-type="string">
            <text:p text:style-name="P7">100 días</text:p>
          </table:table-cell>
        </table:table-row>
        <table:table-row>
          <table:table-cell table:style-name="Tabla1.A2" office:value-type="string">
            <text:p text:style-name="P26">3.1</text:p>
          </table:table-cell>
          <table:table-cell table:style-name="Tabla1.A2" office:value-type="string">
            <text:p text:style-name="P26">Elección de<text:span text:style-name="T38"> practicas</text:span> <text:span text:style-name="T38">recomendadas </text:span>a implementar</text:p>
          </table:table-cell>
          <table:table-cell table:style-name="Tabla1.A2" office:value-type="string">
            <text:p text:style-name="P26">16/09/2022</text:p>
          </table:table-cell>
          <table:table-cell table:style-name="Tabla1.A2" office:value-type="string">
            <text:p text:style-name="P26">18/09/2022</text:p>
          </table:table-cell>
          <table:table-cell table:style-name="Tabla1.E2" office:value-type="string">
            <text:p text:style-name="P26">3 días</text:p>
          </table:table-cell>
        </table:table-row>
        <table:table-row>
          <table:table-cell table:style-name="Tabla1.A2" office:value-type="string">
            <text:p text:style-name="P28">3.<text:span text:style-name="T36">2</text:span></text:p>
          </table:table-cell>
          <table:table-cell table:style-name="Tabla1.A2" office:value-type="string">
            <text:p text:style-name="P23">Evaluación de herramientas disponibles y elección de las mismas.</text:p>
          </table:table-cell>
          <table:table-cell table:style-name="Tabla1.A2" office:value-type="string">
            <text:p text:style-name="P23">1<text:span text:style-name="T36">9</text:span>/09/2022</text:p>
          </table:table-cell>
          <table:table-cell table:style-name="Tabla1.A2" office:value-type="string">
            <text:p text:style-name="P23">25/09/2022</text:p>
          </table:table-cell>
          <table:table-cell table:style-name="Tabla1.E2" office:value-type="string">
            <text:p text:style-name="P23"><text:span text:style-name="T36">7</text:span> días</text:p>
          </table:table-cell>
        </table:table-row>
        <table:table-row>
          <table:table-cell table:style-name="Tabla1.A2" office:value-type="string">
            <text:p text:style-name="P28">3.<text:span text:style-name="T36">3</text:span></text:p>
          </table:table-cell>
          <table:table-cell table:style-name="Tabla1.A2" office:value-type="string">
            <text:p text:style-name="P23">Diseño de la implementación</text:p>
          </table:table-cell>
          <table:table-cell table:style-name="Tabla1.A2" office:value-type="string">
            <text:p text:style-name="P23">26/09/2022</text:p>
          </table:table-cell>
          <table:table-cell table:style-name="Tabla1.A2" office:value-type="string">
            <text:p text:style-name="P23">10/10/2022</text:p>
          </table:table-cell>
          <table:table-cell table:style-name="Tabla1.E2" office:value-type="string">
            <text:p text:style-name="P23">15 días</text:p>
          </table:table-cell>
        </table:table-row>
        <table:table-row table:style-name="Tabla1.12">
          <table:table-cell table:style-name="Tabla1.A2" office:value-type="string">
            <text:p text:style-name="P28">3.<text:span text:style-name="T36">4</text:span></text:p>
          </table:table-cell>
          <table:table-cell table:style-name="Tabla1.A2" office:value-type="string">
            <text:p text:style-name="P23">Codificación de la implementación</text:p>
          </table:table-cell>
          <table:table-cell table:style-name="Tabla1.A2" office:value-type="string">
            <text:p text:style-name="P23">11/10/2022</text:p>
          </table:table-cell>
          <table:table-cell table:style-name="Tabla1.A2" office:value-type="string">
            <text:p text:style-name="P23">10/12/2022</text:p>
          </table:table-cell>
          <table:table-cell table:style-name="Tabla1.E2" office:value-type="string">
            <text:p text:style-name="P23">60 días</text:p>
          </table:table-cell>
        </table:table-row>
        <table:table-row table:style-name="Tabla1.12">
          <table:table-cell table:style-name="Tabla1.A2" office:value-type="string">
            <text:p text:style-name="P28">3.<text:span text:style-name="T36">5</text:span></text:p>
          </table:table-cell>
          <table:table-cell table:style-name="Tabla1.A2" office:value-type="string">
            <text:p text:style-name="P23">Prueba y depuración de la implementación</text:p>
          </table:table-cell>
          <table:table-cell table:style-name="Tabla1.A2" office:value-type="string">
            <text:p text:style-name="P23">11/12/2022</text:p>
          </table:table-cell>
          <table:table-cell table:style-name="Tabla1.A2" office:value-type="string">
            <text:p text:style-name="P23">25/12/2022</text:p>
          </table:table-cell>
          <table:table-cell table:style-name="Tabla1.E2" office:value-type="string">
            <text:p text:style-name="P23">15 días</text:p>
          </table:table-cell>
        </table:table-row>
        <table:table-row table:style-name="Tabla1.12">
          <table:table-cell table:style-name="Tabla1.A2" office:value-type="string">
            <text:p text:style-name="P11">4</text:p>
          </table:table-cell>
          <table:table-cell table:style-name="Tabla1.A2" office:value-type="string">
            <text:p text:style-name="P7">Elaboración de conclusiones</text:p>
          </table:table-cell>
          <table:table-cell table:style-name="Tabla1.A2" office:value-type="string">
            <text:p text:style-name="P7">26/12/2022</text:p>
          </table:table-cell>
          <table:table-cell table:style-name="Tabla1.A2" office:value-type="string">
            <text:p text:style-name="P11">29/01/2023</text:p>
          </table:table-cell>
          <table:table-cell table:style-name="Tabla1.E2" office:value-type="string">
            <text:p text:style-name="P11">34 días</text:p>
          </table:table-cell>
        </table:table-row>
        <table:table-row table:style-name="Tabla1.12">
          <table:table-cell table:style-name="Tabla1.A2" office:value-type="string">
            <text:p text:style-name="P28">4.1</text:p>
          </table:table-cell>
          <table:table-cell table:style-name="Tabla1.A2" office:value-type="string">
            <text:p text:style-name="P23">Evaluación de resultados obtenidos</text:p>
          </table:table-cell>
          <table:table-cell table:style-name="Tabla1.A2" office:value-type="string">
            <text:p text:style-name="P28">26/12/2022</text:p>
          </table:table-cell>
          <table:table-cell table:style-name="Tabla1.A2" office:value-type="string">
            <text:p text:style-name="P28">08/01/2023</text:p>
          </table:table-cell>
          <table:table-cell table:style-name="Tabla1.E2" office:value-type="string">
            <text:p text:style-name="P28">14 días</text:p>
          </table:table-cell>
        </table:table-row>
        <table:table-row table:style-name="Tabla1.12">
          <table:table-cell table:style-name="Tabla1.A2" office:value-type="string">
            <text:p text:style-name="P28">4.2</text:p>
          </table:table-cell>
          <table:table-cell table:style-name="Tabla1.A2" office:value-type="string">
            <text:p text:style-name="P23">Confección de conclusiones</text:p>
          </table:table-cell>
          <table:table-cell table:style-name="Tabla1.A2" office:value-type="string">
            <text:p text:style-name="P28">09/01/2023</text:p>
          </table:table-cell>
          <table:table-cell table:style-name="Tabla1.A2" office:value-type="string">
            <text:p text:style-name="P28">15/01/2023</text:p>
          </table:table-cell>
          <table:table-cell table:style-name="Tabla1.E2" office:value-type="string">
            <text:p text:style-name="P28">7 días</text:p>
          </table:table-cell>
        </table:table-row>
        <table:table-row table:style-name="Tabla1.12">
          <table:table-cell table:style-name="Tabla1.A2" office:value-type="string">
            <text:p text:style-name="P28">4.3</text:p>
          </table:table-cell>
          <table:table-cell table:style-name="Tabla1.A2" office:value-type="string">
            <text:p text:style-name="P28">Definición de lineas futuras de trabajo</text:p>
          </table:table-cell>
          <table:table-cell table:style-name="Tabla1.A2" office:value-type="string">
            <text:p text:style-name="P28">16/01/2023</text:p>
          </table:table-cell>
          <table:table-cell table:style-name="Tabla1.A2" office:value-type="string">
            <text:p text:style-name="P28">22/01/2023</text:p>
          </table:table-cell>
          <table:table-cell table:style-name="Tabla1.E2" office:value-type="string">
            <text:p text:style-name="P28">6 días</text:p>
          </table:table-cell>
        </table:table-row>
        <table:table-row table:style-name="Tabla1.12">
          <table:table-cell table:style-name="Tabla1.A2" office:value-type="string">
            <text:p text:style-name="P28">4.4</text:p>
          </table:table-cell>
          <table:table-cell table:style-name="Tabla1.A2" office:value-type="string">
            <text:p text:style-name="P23">Confección de informe final</text:p>
          </table:table-cell>
          <table:table-cell table:style-name="Tabla1.A2" office:value-type="string">
            <text:p text:style-name="P28">23/01/2023</text:p>
          </table:table-cell>
          <table:table-cell table:style-name="Tabla1.A2" office:value-type="string">
            <text:p text:style-name="P28">29/01/2023</text:p>
          </table:table-cell>
          <table:table-cell table:style-name="Tabla1.E2" office:value-type="string">
            <text:p text:style-name="P28">7 días</text:p>
          </table:table-cell>
        </table:table-row>
        <table:table-row table:style-name="Tabla1.12">
          <table:table-cell table:style-name="Tabla1.A2" office:value-type="string">
            <text:p text:style-name="P11">5</text:p>
          </table:table-cell>
          <table:table-cell table:style-name="Tabla1.A2" office:value-type="string">
            <text:p text:style-name="P7">Presentación y defensa del proyecto de investigación</text:p>
          </table:table-cell>
          <table:table-cell table:style-name="Tabla1.A2" office:value-type="string">
            <text:p text:style-name="P11">30/01/2023</text:p>
          </table:table-cell>
          <table:table-cell table:style-name="Tabla1.A2" office:value-type="string">
            <text:p text:style-name="P11">31/01/2023</text:p>
          </table:table-cell>
          <table:table-cell table:style-name="Tabla1.E2" office:value-type="string">
            <text:p text:style-name="P11">2 días</text:p>
          </table:table-cell>
        </table:table-row>
        <table:table-row table:style-name="Tabla1.12">
          <table:table-cell table:style-name="Tabla1.A2" office:value-type="string">
            <text:p text:style-name="P28">5.1</text:p>
          </table:table-cell>
          <table:table-cell table:style-name="Tabla1.A2" office:value-type="string">
            <text:p text:style-name="P23">Entrega del proyecto</text:p>
          </table:table-cell>
          <table:table-cell table:style-name="Tabla1.A2" office:value-type="string">
            <text:p text:style-name="P28">30/01/2023</text:p>
          </table:table-cell>
          <table:table-cell table:style-name="Tabla1.A2" office:value-type="string">
            <text:p text:style-name="P28">30/01/2023</text:p>
          </table:table-cell>
          <table:table-cell table:style-name="Tabla1.E2" office:value-type="string">
            <text:p text:style-name="P28">1 día</text:p>
          </table:table-cell>
        </table:table-row>
        <table:table-row table:style-name="Tabla1.12">
          <table:table-cell table:style-name="Tabla1.A2" office:value-type="string">
            <text:p text:style-name="P28">5.2</text:p>
          </table:table-cell>
          <table:table-cell table:style-name="Tabla1.A2" office:value-type="string">
            <text:p text:style-name="P23">Defensa del trabajo</text:p>
          </table:table-cell>
          <table:table-cell table:style-name="Tabla1.A2" office:value-type="string">
            <text:p text:style-name="P28">31/01/2023</text:p>
          </table:table-cell>
          <table:table-cell table:style-name="Tabla1.A2" office:value-type="string">
            <text:p text:style-name="P28">31/01/2023</text:p>
          </table:table-cell>
          <table:table-cell table:style-name="Tabla1.E2" office:value-type="string">
            <text:p text:style-name="P28">1 día</text:p>
          </table:table-cell>
        </table:table-row>
      </table:table>
      <text:p text:style-name="P49"><text:soft-page-break/></text:p>
      <text:p text:style-name="P8">Resultado esperado por las actividades:</text:p>
      <text:list text:style-name="L5">
        <text:list-item>
          <text:p text:style-name="P46">Investigación preliminar:<text:span text:style-name="T12"> Profundizar sobre el estado actual del tema y acotar el campo de estudio para un enfoque mas especifico.</text:span></text:p>
        </text:list-item>
        <text:list-item>
          <text:p text:style-name="P46">Procesamiento de la información: <text:span text:style-name="T12">Almacenamiento de forma estructurada de la información, así como también la definición de una metodología para abordar la investigación.</text:span></text:p>
        </text:list-item>
        <text:list-item>
          <text:p text:style-name="P46">Desarrollo del proyecto:<text:span text:style-name="T12"> </text:span><text:span text:style-name="T16">se espera obtener las herramientas mas apropiadas</text:span><text:span text:style-name="T12"> para el desarrollo según criterios previamente seleccionados </text:span><text:span text:style-name="T16">y una implementación de una aplicación junto con los resultados que surjan de la interacción y/o pruebas que se vayan a realizar en esta.</text:span></text:p>
        </text:list-item>
        <text:list-item>
          <text:p text:style-name="P46">Desarrollo de las conclusiones:<text:span text:style-name="T12"> </text:span><text:span text:style-name="T16">se esperan obtener diferentes resultados que surjan de realizar diferentes</text:span><text:span text:style-name="T12"> pruebas de rendimiento </text:span><text:span text:style-name="T16">y</text:span><text:span text:style-name="T12"> tests de seguridad</text:span><text:span text:style-name="T16">, así como también del</text:span><text:span text:style-name="T12"> proceso de desarrollo en si. </text:span><text:span text:style-name="T16">Finalmente se espera obtener el informe final, previamente confeccionadas las conclusiones correspondientes obtenidas a partir del análisis de los resultados y el resto del informe.</text:span></text:p>
        </text:list-item>
        <text:list-item>
          <text:p text:style-name="P52"><text:span text:style-name="T10">Presentación y defensa del proyecto de investigación:</text:span> <text:span text:style-name="T41">Se pretende </text:span><text:span text:style-name="T42">contar con el informe final para una posterior defensa del mismo.</text:span></text:p>
        </text:list-item>
      </text:list>
      <text:p text:style-name="P8">Infraestructura disponible:</text:p>
      <text:p text:style-name="P25">PC de escritorio:</text:p>
      <text:list text:style-name="L6">
        <text:list-item>
          <text:list>
            <text:list-item>
              <text:p text:style-name="P53">Procesador: AMD Ryzen 7 5700G with Radeon Graphics</text:p>
            </text:list-item>
            <text:list-item>
              <text:p text:style-name="P53">Memoria RAM: 16GB</text:p>
            </text:list-item>
            <text:list-item>
              <text:p text:style-name="P53">Almacenamiento:</text:p>
              <text:list>
                <text:list-item>
                  <text:p text:style-name="P53">500GB SSD NVME</text:p>
                </text:list-item>
                <text:list-item>
                  <text:p text:style-name="P53"><text:soft-page-break/>1TB HDD <text:span text:style-name="T37">3.5”</text:span></text:p>
                </text:list-item>
              </text:list>
            </text:list-item>
            <text:list-item>
              <text:p text:style-name="P53">Tarjeta gráfica: AMD Radeon Graphics</text:p>
            </text:list-item>
            <text:list-item>
              <text:p text:style-name="P53">Conexión a internet: WIFI Megacable 20MB</text:p>
            </text:list-item>
          </text:list>
        </text:list-item>
      </text:list>
      <text:p text:style-name="P24"><text:tab/>PC de escritorio:</text:p>
      <text:list text:style-name="L7">
        <text:list-item>
          <text:list>
            <text:list-item>
              <text:p text:style-name="P54">Procesador: AMD <text:span text:style-name="T37">FX-8350</text:span></text:p>
            </text:list-item>
            <text:list-item>
              <text:p text:style-name="P55">Memoria RAM: 16GB</text:p>
            </text:list-item>
            <text:list-item>
              <text:p text:style-name="P55">Almacenamiento:</text:p>
              <text:list>
                <text:list-item>
                  <text:p text:style-name="P55">360GB SDD 2.5”</text:p>
                </text:list-item>
                <text:list-item>
                  <text:p text:style-name="P55">2TB HDD 3.5”</text:p>
                </text:list-item>
              </text:list>
            </text:list-item>
            <text:list-item>
              <text:p text:style-name="P55">Tarjeta gráfica: Nvidia GeForce 1050ti</text:p>
            </text:list-item>
            <text:list-item>
              <text:p text:style-name="P55">Conexión a internet: WIFI Itel 25MB</text:p>
            </text:list-item>
          </text:list>
        </text:list-item>
      </text:list>
      <text:p text:style-name="P9">Posibilidad efectivas de transferencia al medio:</text:p>
      <text:p text:style-name="P27">Alta. En caso de que el proyecto sea aprobado y la hipótesis se cumpla, se procedería con el desarrollo de la aplicación que podría servir de referencia para futuras implementaciones de <text:s/>programadores y/o empresas pequeñas. En caso de no cumplirse la hipótesis, el resultado de la investigación podría ser usada por otros investigadores para intentar acercarse a una posible solución.</text:p>
      <text:p text:style-name="P8">Integrante: <text:span text:style-name="T12">Confalonieri Juan.</text:span></text:p>
      <text:p text:style-name="P8">Presupuesto: <text:span text:style-name="T39">$</text:span><text:span text:style-name="T12">200000.</text:span></text:p>
      <text:p text:style-name="P6">Bibliografía</text:p>
      <text:list text:style-name="L8">
        <text:list-item>
          <text:p text:style-name="P56">Muc, A., Muchowski, T., Zawadzki, A., &amp; Szeleziński, A. (2020). Containerization of Server Services. <text:span text:style-name="T17">Multidisciplinary Aspects of Production Engineering</text:span>, <text:span text:style-name="T17">3</text:span>.</text:p>
        </text:list-item>
        <text:list-item>
          <text:p text:style-name="P56">Scheepers, M. J. (2014, June). Virtualization and containerization of application infrastructure: A comparison. In <text:span text:style-name="T17">21st twente student conference on IT</text:span> (Vol. 21).</text:p>
        </text:list-item>
        <text:list-item>
          <text:p text:style-name="P57"><text:soft-page-break/>Portnoy, M. (2016) Virtualization Essentials, 2nd Edition. New York: Sybex.</text:p>
        </text:list-item>
        <text:list-item>
          <text:p text:style-name="P57">Mills, M. P. (2013). The cloud begins with coal. <text:span text:style-name="T17">Digital Power Group</text:span>.</text:p>
        </text:list-item>
        <text:list-item>
          <text:p text:style-name="P56">Turnbull, J. (2014). <text:span text:style-name="T17">The Docker Book: Containerization is the new virtualization</text:span>. James Turnbull.</text:p>
        </text:list-item>
        <text:list-item>
          <text:p text:style-name="P56">Watada, J., Roy, A., Kadikar, R., Pham, H., &amp; Xu, B. (2019). Emerging trends, techniques and open issues of containerization: a review. <text:span text:style-name="T17">IEEE Access</text:span>, <text:span text:style-name="T17">7</text:span>, 152443-152472.</text:p>
        </text:list-item>
        <text:list-item>
          <text:p text:style-name="P57">Sultan, S., Ahmad, I., &amp; Dimitriou, T. (2019). Container security: Issues, challenges, and the road ahead. <text:span text:style-name="T17">IEEE Access</text:span>, <text:span text:style-name="T17">7</text:span>, 52976-52996.</text:p>
        </text:list-item>
      </text:list>
      <text:p text:style-name="P10">Paginas Web Relacionadas:</text:p>
      <text:list text:style-name="L9">
        <text:list-item>
          <text:p text:style-name="P48"><text:a xlink:type="simple" xlink:href="https://csrc.nist.gov/publications/detail/sp/800-190/final" text:style-name="Internet_20_link" text:visited-style-name="Visited_20_Internet_20_Link"><text:span text:style-name="T8">https://csrc.nist.gov/publications/detail/sp/800-190/final</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Open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2:30:22.790462098</meta:creation-date>
    <dc:date>2022-10-28T12:55:03.028555328</dc:date>
    <meta:editing-duration>P1DT1H45M1S</meta:editing-duration>
    <meta:editing-cycles>48</meta:editing-cycles>
    <meta:generator>LibreOffice/7.4.2.3$Linux_X86_64 LibreOffice_project/40$Build-3</meta:generator>
    <meta:document-statistic meta:table-count="1" meta:image-count="0" meta:object-count="0" meta:page-count="12" meta:paragraph-count="205" meta:word-count="2651" meta:character-count="17735" meta:non-whitespace-character-count="15304"/>
  </office:meta>
</office:document-meta>
</file>